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I progra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GCT_USB4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-2_P1.3mm_Open_RoundedPad1.0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Ope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x-330xxT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CuK_OS102011MA1QN1_SPDT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ad_1x03_L10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9T15:13:48.407017542</dc:date>
    <meta:editing-duration>PT26S</meta:editing-duration>
    <meta:editing-cycles>1</meta:editing-cycles>
    <meta:document-statistic meta:table-count="1" meta:cell-count="73" meta:object-count="0"/>
    <meta:generator>LibreOffice/7.6.2.1$Linux_X86_64 LibreOffice_project/56f7684011345957bbf33a7ee678afaf4d2ba333</meta:generator>
  </office:meta>
</office:document-meta>
</file>